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Heading_20_1">
      <style:paragraph-properties fo:margin-top="0.048in" fo:margin-bottom="0in" style:contextual-spacing="false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 fo:margin-top="0.0791in" fo:margin-bottom="0.0791in" style:contextual-spacing="false"/>
      <style:text-properties fo:font-size="13pt" fo:font-weight="bold" officeooo:paragraph-rsid="000da74d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0da74d" officeooo:paragraph-rsid="000da74d" style:font-size-asian="13pt" style:font-weight-asian="bold" style:font-size-complex="13pt" style:font-weight-complex="bold"/>
    </style:style>
    <style:style style:name="P7" style:family="paragraph" style:parent-style-name="Standard">
      <style:text-properties officeooo:rsid="000da74d" officeooo:paragraph-rsid="000da74d"/>
    </style:style>
    <style:style style:name="P8" style:family="paragraph">
      <loext:graphic-properties draw:fill="solid" draw:fill-color="#dddddd"/>
    </style:style>
    <style:style style:name="T1" style:family="text">
      <style:text-properties officeooo:rsid="000da74d"/>
    </style:style>
    <style:style style:name="T2" style:family="text">
      <style:text-properties style:font-name="Arial" fo:font-size="11pt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dash" draw:stroke-dash="Dash" svg:stroke-color="#000000" svg:stroke-linecap="butt" draw:fill="solid" draw:fill-color="#dddddd" fo:min-height="0.197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solid" draw:fill-color="#dddddd" fo:min-height="0.863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dash" draw:stroke-dash="Dash" svg:stroke-color="#000000" svg:stroke-linecap="butt" draw:fill="solid" draw:fill-color="#dddddd" fo:min-height="2.10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8</text:p>
      <text:h text:style-name="P3" text:outline-level="1">Aim : Write A Program To Show Error Handling In Python.</text:h>
      <text:p text:style-name="P1">1. try – except</text:p>
      <text:p text:style-name="P2">import sys</text:p>
      <text:p text:style-name="P2">while True:</text:p>
      <text:p text:style-name="P2">    try:</text:p>
      <text:p text:style-name="P2">        n1 = int(input("Enter A Number 1 : "))</text:p>
      <text:p text:style-name="P2">        n2 = int(input("Enter A Number 2 : "))</text:p>
      <text:p text:style-name="P2">        print("The Divison Is : ",n1/n2)</text:p>
      <text:p text:style-name="P2">    except :</text:p>
      <text:p text:style-name="P2">        print("There Is An Error",sys.exc_info()[0])</text:p>
      <text:p text:style-name="P2"><draw:frame text:anchor-type="paragraph" draw:z-index="0" draw:name="Text Frame 1" draw:style-name="gr3" draw:text-style-name="P8" svg:width="3.4953in" svg:height="2.1094in" svg:x="0.0484in" svg:y="0.0244in"><draw:text-box><text:p>Enter A Number 1 : 1</text:p><text:p>Enter A Number 2 : 2</text:p><text:p>The Divison Is : <text:s/>0.5</text:p><text:p>Enter A Number 1 : a</text:p><text:p>There Is An Error &lt;class 'ValueError'&gt;</text:p><text:p>Enter A Number 1 : 0</text:p><text:p>Enter A Number 2 : 2</text:p><text:p>The Divison Is : <text:s/>0.0</text:p><text:p>Enter A Number 1 : 2</text:p><text:p>Enter A Number 2 : 0</text:p><text:p>There Is An Error &lt;class 'ZeroDivisionError'&gt;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2. Error as Argument</text:span></text:p>
      <text:p text:style-name="P2">def Temp_convert(a):</text:p>
      <text:p text:style-name="P2">    try :</text:p>
      <text:p text:style-name="P2">        return int(a)</text:p>
      <text:p text:style-name="P2">    except ValueError as Arg :</text:p>
      <text:p text:style-name="P2">        print("The argument does not Contain numbers \n" , Arg)</text:p>
      <text:p text:style-name="Text_20_body"><draw:frame text:anchor-type="paragraph" draw:z-index="1" draw:name="Text Frame 2" draw:style-name="gr2" draw:text-style-name="P8" svg:width="3.4953in" svg:height="0.9594in" svg:x="0.0256in" svg:y="0.0646in"><draw:text-box><text:p>Temp_convert("HEy")</text:p><text:p>The argument does not Contain numbers </text:p><text:p><text:s/>invalid literal for int() with base 10: 'HEy'</text:p><text:p>Temp_convert(7)</text:p><text:p>7</text:p></draw:text-box></draw:frame></text:p>
      <text:p text:style-name="Text_20_body"/>
      <text:p text:style-name="Text_20_body"/>
      <text:p text:style-name="Standard"/>
      <text:p text:style-name="P6">3. Custom Error</text:p>
      <text:p text:style-name="P2">class NotEqualError(Exception):</text:p>
      <text:p text:style-name="P2">    pass</text:p>
      <text:p text:style-name="P2"/>
      <text:p text:style-name="P2">n1 = 10</text:p>
      <text:p text:style-name="P2">n2 = 9</text:p>
      <text:p text:style-name="P2">try :</text:p>
      <text:p text:style-name="P2">    if n1!= n2 :</text:p>
      <text:p text:style-name="P2">        raise NotEqualError</text:p>
      <text:p text:style-name="P2">    else:</text:p>
      <text:p text:style-name="P2">        print("Numbers are Equal")</text:p>
      <text:p text:style-name="P2"/>
      <text:p text:style-name="P2"><text:soft-page-break/>except NotEqualError:</text:p>
      <text:p text:style-name="P2">    print("Numbers are not equal")</text:p>
      <text:p text:style-name="Standard"><draw:frame text:anchor-type="paragraph" draw:z-index="2" draw:name="Text Frame 3" draw:style-name="gr1" draw:text-style-name="P8" svg:width="3.4953in" svg:height="0.1976in" svg:x="0.0256in" svg:y="0.0646in"><draw:text-box><text:p>Numbers are not equal </text:p></draw:text-box></draw:frame><text:line-break/></text:p>
      <text:p text:style-name="P6">4. Finally</text:p>
      <text:p text:style-name="Standard">def Divide(x,y):</text:p>
      <text:p text:style-name="Standard">    try :</text:p>
      <text:p text:style-name="Standard">        result = x/y</text:p>
      <text:p text:style-name="Standard">    except ZeroDivisionError:</text:p>
      <text:p text:style-name="Standard">        print("Division by Zero")</text:p>
      <text:p text:style-name="Standard"/>
      <text:p text:style-name="Standard">    else :</text:p>
      <text:p text:style-name="Standard">        print("result is : ",result)</text:p>
      <text:p text:style-name="Standard"/>
      <text:p text:style-name="Standard">    finally:</text:p>
      <text:p text:style-name="Standard">        print("Final clause is executing ")</text:p>
      <text:p text:style-name="Text_20_body"><draw:frame text:anchor-type="paragraph" draw:z-index="3" draw:name="Text Frame 4" draw:style-name="gr1" draw:text-style-name="P8" svg:width="3.4953in" svg:height="1.1512in" svg:x="0.0256in" svg:y="0.0646in"><draw:text-box><text:p>Divide(2,0)</text:p><text:p>Division by Zero</text:p><text:p>Final clause is executing </text:p><text:p>Divide(2,1)</text:p><text:p>result is : 2.0</text:p><text:p>Final clause is executing </text:p></draw:text-box></draw:frame><text:line-break/></text:p>
      <text:p text:style-name="P7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20:29:11.246000000</meta:creation-date>
    <dc:date>2025-03-07T19:59:52.547000000</dc:date>
    <meta:editing-duration>PT9M19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2" meta:paragraph-count="42" meta:word-count="129" meta:character-count="906" meta:non-whitespace-character-count="668"/>
  </office:meta>
</office:document-meta>
</file>